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UtilsTests.testLong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RequestUtilsTests.testDoubl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RequestUtilsTests.testFloa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RequestUtilsTests.testFloa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RequestUtilsTests.testIn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RequestUtilsTests.testDouble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RequestUtilsTests.testLong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RequestUtilsTests.testString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RequestUtilsTests.testBoolean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rvletRequestUtilsTests.testBoolean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letRequestUtilsTests.testIn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